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officeooo:paragraph-rsid="00012bea" style:font-size-asian="16pt" style:font-weight-asian="bold" style:font-name-complex="Arial" style:font-size-complex="16pt"/>
    </style:style>
    <style:style style:name="P2" style:family="paragraph" style:parent-style-name="Standard">
      <style:text-properties fo:font-size="18pt" officeooo:paragraph-rsid="00012bea" style:font-size-asian="18pt" style:font-name-complex="Arial" style:font-size-complex="18pt"/>
    </style:style>
    <style:style style:name="P3" style:family="paragraph" style:parent-style-name="Standard">
      <style:text-properties officeooo:paragraph-rsid="00012bea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20pt" style:text-underline-style="solid" style:text-underline-width="auto" style:text-underline-color="font-color" fo:font-weight="bold" officeooo:paragraph-rsid="00012bea" style:font-size-asian="20pt" style:font-weight-asian="bold" style:font-name-complex="Arial" style:font-size-complex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style:font-size-asian="18pt" style:font-name-complex="Arial" style:font-size-complex="18pt"/>
    </style:style>
    <style:style style:name="T3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4" style:family="text">
      <style:text-properties fo:font-size="18pt" style:text-underline-style="solid" style:text-underline-width="auto" style:text-underline-color="font-color" fo:font-weight="bold" style:font-size-asian="18pt" style:font-weight-asian="bold" style:font-name-complex="Arial" style:font-size-complex="18pt"/>
    </style:style>
    <style:style style:name="T5" style:family="text">
      <style:text-properties fo:font-size="18pt" fo:font-weight="bold" style:font-size-asian="18pt" style:font-weight-asian="bold" style:font-size-complex="18pt"/>
    </style:style>
    <style:style style:name="T6" style:family="text">
      <style:text-properties fo:font-size="18pt" fo:font-weight="bold" style:font-size-asian="18pt" style:font-weight-asian="bold" style:font-name-complex="Arial" style:font-size-complex="18pt"/>
    </style:style>
    <style:style style:name="T7" style:family="text">
      <style:text-properties fo:font-size="16pt" style:font-size-asian="16pt" style:font-name-complex="Arial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efixes</text:p>
      <text:p text:style-name="P1"/>
      <text:p text:style-name="P3"><text:span text:style-name="T2">1. “The story you are telling me is completely </text:span><text:span text:style-name="T4">un</text:span><text:span text:style-name="T6">believable</text:span><text:span text:style-name="T2">!”</text:span></text:p>
      <text:p text:style-name="P2"/>
      <text:p text:style-name="P3"><text:span text:style-name="T2">2. “I don’t understand your writing. It is complete </text:span><text:span text:style-name="T4">non</text:span><text:span text:style-name="T6">sense</text:span><text:span text:style-name="T2">.”</text:span></text:p>
      <text:p text:style-name="P2"/>
      <text:p text:style-name="P3"><text:span text:style-name="T2">3. “Mom! <text:s/>The dog just sat on my project. Now I am going to have to </text:span><text:span text:style-name="T4">re</text:span><text:span text:style-name="T6">build</text:span><text:span text:style-name="T2"> the entire thing!”</text:span></text:p>
      <text:p text:style-name="P2"/>
      <text:p text:style-name="P3"><text:span text:style-name="T2">4. It is very </text:span><text:span text:style-name="T4">un</text:span><text:span text:style-name="T6">likely</text:span><text:span text:style-name="T2"> that it will rain today.</text:span></text:p>
      <text:p text:style-name="P2"/>
      <text:p text:style-name="P3"><text:span text:style-name="T2">5. There will be </text:span><text:span text:style-name="T4">non</text:span><text:span text:style-name="T6">violence</text:span><text:span text:style-name="T2"> in our classroom. </text:span></text:p>
      <text:p text:style-name="P2"/>
      <text:p text:style-name="P3"><text:span text:style-name="T2">6. I am </text:span><text:span text:style-name="T4">un</text:span><text:span text:style-name="T6">able</text:span><text:span text:style-name="T2"> to reach the jar on the top shelf.</text:span></text:p>
      <text:p text:style-name="P2"/>
      <text:p text:style-name="P3"><text:span text:style-name="T2">7. “Dad, please </text:span><text:span text:style-name="T4">re</text:span><text:span text:style-name="T6">consider</text:span><text:span text:style-name="T2"> your decision and let me go to my friend’s house.”</text:span></text:p>
      <text:p text:style-name="P2"/>
      <text:p text:style-name="P3"><text:span text:style-name="T2">8. It is </text:span><text:span text:style-name="T4">un</text:span><text:span text:style-name="T6">common</text:span><text:span text:style-name="T2"> for students to arrive at school after lunch.</text:span></text:p>
      <text:p text:style-name="P2"/>
      <text:p text:style-name="P3"><text:span text:style-name="T1">9. I need to </text:span><text:span text:style-name="T3">re</text:span><text:span text:style-name="T5">fill </text:span><text:span text:style-name="T1">my water bottle since it is empt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08:30:49.990978389</meta:creation-date>
    <dc:date>2016-09-24T08:31:38.836414334</dc:date>
    <meta:editing-duration>PT48S</meta:editing-duration>
    <meta:editing-cycles>1</meta:editing-cycles>
    <meta:document-statistic meta:table-count="0" meta:image-count="0" meta:object-count="0" meta:page-count="1" meta:paragraph-count="10" meta:word-count="109" meta:character-count="562" meta:non-whitespace-character-count="461"/>
    <meta:generator>LibreOffice/5.1.4.2$Linux_X86_64 LibreOffice_project/10m0$Build-2</meta:generator>
  </office:meta>
</office:document-meta>
</file>